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F49D07720EDADCED01.jpg" manifest:media-type="image/jpeg"/>
  <manifest:file-entry manifest:full-path="Pictures/10000000000001F4000001F4A339136969A6D8DD.jpg" manifest:media-type="image/jpeg"/>
  <manifest:file-entry manifest:full-path="Pictures/10000000000001F4000001F4C515A1E94B8BBD18.jpg" manifest:media-type="image/jpeg"/>
  <manifest:file-entry manifest:full-path="Pictures/10000000000001F4000001F448982B9BDC62F372.jpg" manifest:media-type="image/jpeg"/>
  <manifest:file-entry manifest:full-path="Pictures/10000000000001F4000001F4B6FB121322A653B1.jpg" manifest:media-type="image/jpeg"/>
  <manifest:file-entry manifest:full-path="Pictures/10000000000001F4000001F4DA76096EEC6E06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748cm" fo:min-width="7.145cm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646cm" fo:min-width="7.043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9999"/>
    </style:style>
    <style:style style:name="P5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999999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45cm" svg:height="10.998cm" svg:x="10.148cm" svg:y="9.97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18cm">
          <draw:image xlink:href="Pictures/10000000000001F4000001F448982B9BDC62F372.jpg" xlink:type="simple" xlink:show="embed" xlink:actuate="onLoad">
            <text:p/>
          </draw:image>
        </draw:frame>
        <draw:frame draw:style-name="gr2" draw:text-style-name="P3" draw:layer="layout" svg:width="4.394cm" svg:height="4.394cm" svg:x="20.549cm" svg:y="15.418cm">
          <draw:image xlink:href="Pictures/10000000000001F4000001F4DA76096EEC6E06CF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382cm">
          <draw:image xlink:href="Pictures/10000000000001F4000001F4C515A1E94B8BBD18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71cm">
          <draw:text-box>
            <text:p><text:span text:style-name="T2">Wall 39 front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2" draw:layer="layout" svg:width="7.645cm" svg:height="10.998cm" svg:x="10.148cm" svg:y="9.996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18cm">
          <draw:image xlink:href="Pictures/10000000000001F4000001F4A339136969A6D8DD.jpg" xlink:type="simple" xlink:show="embed" xlink:actuate="onLoad">
            <text:p/>
          </draw:image>
        </draw:frame>
        <draw:frame draw:style-name="gr2" draw:text-style-name="P3" draw:layer="layout" svg:width="4.394cm" svg:height="4.394cm" svg:x="20.549cm" svg:y="15.418cm">
          <draw:image xlink:href="Pictures/10000000000001F4000001F4B6FB121322A653B1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408cm">
          <draw:image xlink:href="Pictures/10000000000001F4000001F49D07720EDADCED01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97cm">
          <draw:text-box>
            <text:p><text:span text:style-name="T2">Wall 39 back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2:31:03.555698855</meta:creation-date>
    <dc:date>2019-07-16T04:21:54.885901007</dc:date>
    <meta:editing-duration>PT1H9M23S</meta:editing-duration>
    <meta:editing-cycles>7</meta:editing-cycles>
    <meta:generator>LibreOffice/6.0.7.3$Linux_X86_64 LibreOffice_project/00m0$Build-3</meta:generator>
    <meta:print-date>2018-12-27T03:06:48.432430134</meta:print-date>
    <meta:document-statistic meta:object-count="37"/>
  </office:meta>
</office:document-meta>
</file>